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445in"/>
    </style:style>
    <style:style style:name="co3" style:family="table-column">
      <style:table-column-properties fo:break-before="auto" style:column-width="1.9016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1.3339in"/>
    </style:style>
    <style:style style:name="co6" style:family="table-column">
      <style:table-column-properties fo:break-before="auto" style:column-width="1.5492in"/>
    </style:style>
    <style:style style:name="co8" style:family="table-column">
      <style:table-column-properties fo:break-before="auto" style:column-width="0.63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799in" fo:break-before="auto" style:use-optimal-row-height="false"/>
    </style:style>
    <style:style style:name="ro4" style:family="table-row">
      <style:table-row-properties style:row-height="0.2693in" fo:break-before="auto" style:use-optimal-row-height="false"/>
    </style:style>
    <style:style style:name="ro5" style:family="table-row">
      <style:table-row-properties style:row-height="0.1535in" fo:break-before="auto" style:use-optimal-row-height="fals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1429in" fo:break-before="auto" style:use-optimal-row-height="false"/>
    </style:style>
    <style:style style:name="ro9" style:family="table-row">
      <style:table-row-properties style:row-height="0.6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/>
    <style:style style:name="ce6" style:family="table-cell" style:parent-style-name="Default" style:data-style-name="N117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7" table:default-cell-style-name="ce6"/>
        <table:table-column table:style-name="co7" table:default-cell-style-name="ce2"/>
        <table:table-row table:style-name="ro3">
          <table:table-cell table:style-name="ce1" office:value-type="float" office:value="19585">
            <text:p>19585</text:p>
          </table:table-cell>
          <table:table-cell table:style-name="ce4" office:value-type="string">
            <text:p>AMD Dual Core E450/2Gb</text:p>
          </table:table-cell>
          <table:table-cell office:value-type="float" office:value="10">
            <text:p>10</text:p>
          </table:table-cell>
          <table:table-cell table:formula="of:=[.C1]/[.C41]*100" office:value-type="float" office:value="6.96409140369967">
            <text:p>7.0</text:p>
          </table:table-cell>
          <table:table-cell table:style-name="ce4" office:value-type="string">
            <text:p>ATI HD6310/</text:p>
          </table:table-cell>
          <table:table-cell office:value-type="float" office:value="30">
            <text:p>30</text:p>
          </table:table-cell>
          <table:table-cell table:style-name="ce5" table:formula="of:=[.F1]/[.F41]*100" office:value-type="float" office:value="51.8918918918919">
            <text:p>51.9</text:p>
          </table:table-cell>
          <table:table-cell table:formula="of:=[.D1]+[.G1]/10" office:value-type="float" office:value="12.1532805928889">
            <text:p>12.2</text:p>
          </table:table-cell>
          <table:table-cell table:style-name="ce1" office:value-type="float" office:value="19585">
            <text:p>19585</text:p>
          </table:table-cell>
        </table:table-row>
        <table:table-row table:style-name="ro4">
          <table:table-cell office:value-type="float" office:value="19246">
            <text:p>19246</text:p>
          </table:table-cell>
          <table:table-cell table:style-name="ce4" office:value-type="string">
            <text:p>AMD Dual Core E450/3Gb/</text:p>
          </table:table-cell>
          <table:table-cell office:value-type="float" office:value="20">
            <text:p>20</text:p>
          </table:table-cell>
          <table:table-cell table:formula="of:=[.C2]/[.C41]*100" office:value-type="float" office:value="13.9281828073993">
            <text:p>13.9</text:p>
          </table:table-cell>
          <table:table-cell table:style-name="ce4" office:value-type="string">
            <text:p>ATI HD6470 1Gb</text:p>
          </table:table-cell>
          <table:table-cell office:value-type="float" office:value="40">
            <text:p>40</text:p>
          </table:table-cell>
          <table:table-cell table:style-name="ce5" table:formula="of:=[.F2]/[.F41]*100" office:value-type="float" office:value="69.1891891891892">
            <text:p>69.2</text:p>
          </table:table-cell>
          <table:table-cell table:formula="of:=[.D2]+[.G2]/10" office:value-type="float" office:value="20.8471017263183">
            <text:p>20.8</text:p>
          </table:table-cell>
          <table:table-cell office:value-type="float" office:value="19246">
            <text:p>19246</text:p>
          </table:table-cell>
        </table:table-row>
        <table:table-row table:style-name="ro2">
          <table:table-cell office:value-type="float" office:value="19582">
            <text:p>19582</text:p>
          </table:table-cell>
          <table:table-cell table:style-name="ce4" office:value-type="string">
            <text:p>B800/2Gb/</text:p>
          </table:table-cell>
          <table:table-cell office:value-type="float" office:value="10">
            <text:p>10</text:p>
          </table:table-cell>
          <table:table-cell table:formula="of:=[.C3]/[.C41]*100" office:value-type="float" office:value="6.96409140369967">
            <text:p>7.0</text:p>
          </table:table-cell>
          <table:table-cell table:style-name="ce4" office:value-type="string">
            <text:p>ATI HD6470 1Gb</text:p>
          </table:table-cell>
          <table:table-cell office:value-type="float" office:value="40">
            <text:p>40</text:p>
          </table:table-cell>
          <table:table-cell table:style-name="ce5" table:formula="of:=[.F3]/[.F41]*100" office:value-type="float" office:value="69.1891891891892">
            <text:p>69.2</text:p>
          </table:table-cell>
          <table:table-cell table:formula="of:=[.D3]+[.G3]/10" office:value-type="float" office:value="13.8830103226186">
            <text:p>13.9</text:p>
          </table:table-cell>
          <table:table-cell office:value-type="float" office:value="19582">
            <text:p>19582</text:p>
          </table:table-cell>
        </table:table-row>
        <table:table-row table:style-name="ro2">
          <table:table-cell office:value-type="float" office:value="19579">
            <text:p>19579</text:p>
          </table:table-cell>
          <table:table-cell table:style-name="ce4" office:value-type="string">
            <text:p>B940/2Gb/</text:p>
          </table:table-cell>
          <table:table-cell office:value-type="float" office:value="20">
            <text:p>20</text:p>
          </table:table-cell>
          <table:table-cell table:formula="of:=[.C4]/[.C41]*100" office:value-type="float" office:value="13.9281828073993">
            <text:p>13.9</text:p>
          </table:table-cell>
          <table:table-cell office:value-type="string">
            <text:p>Intel HD 3000</text:p>
          </table:table-cell>
          <table:table-cell office:value-type="float" office:value="30">
            <text:p>30</text:p>
          </table:table-cell>
          <table:table-cell table:style-name="ce5" table:formula="of:=[.F4]/[.F41]*100" office:value-type="float" office:value="51.8918918918919">
            <text:p>51.9</text:p>
          </table:table-cell>
          <table:table-cell table:formula="of:=[.D4]+[.G4]/10" office:value-type="float" office:value="19.1173719965885">
            <text:p>19.1</text:p>
          </table:table-cell>
          <table:table-cell office:value-type="float" office:value="19579">
            <text:p>19579</text:p>
          </table:table-cell>
        </table:table-row>
        <table:table-row table:style-name="ro2">
          <table:table-cell office:value-type="float" office:value="19580">
            <text:p>19580</text:p>
          </table:table-cell>
          <table:table-cell table:style-name="ce4" office:value-type="string">
            <text:p>B940/4Gb</text:p>
          </table:table-cell>
          <table:table-cell office:value-type="float" office:value="40">
            <text:p>40</text:p>
          </table:table-cell>
          <table:table-cell table:formula="of:=[.C5]/[.C41]*100" office:value-type="float" office:value="27.8563656147987">
            <text:p>27.9</text:p>
          </table:table-cell>
          <table:table-cell office:value-type="string">
            <text:p>Intel HD 3000</text:p>
          </table:table-cell>
          <table:table-cell office:value-type="float" office:value="30">
            <text:p>30</text:p>
          </table:table-cell>
          <table:table-cell table:style-name="ce5" table:formula="of:=[.F5]/[.F41]*100" office:value-type="float" office:value="51.8918918918919">
            <text:p>51.9</text:p>
          </table:table-cell>
          <table:table-cell table:formula="of:=[.D5]+[.G5]/10" office:value-type="float" office:value="33.0455548039879">
            <text:p>33.0</text:p>
          </table:table-cell>
          <table:table-cell office:value-type="float" office:value="19580">
            <text:p>19580</text:p>
          </table:table-cell>
        </table:table-row>
        <table:table-row table:style-name="ro2">
          <table:table-cell office:value-type="float" office:value="19726">
            <text:p>19726</text:p>
          </table:table-cell>
          <table:table-cell table:style-name="ce4" office:value-type="string">
            <text:p>B940/3Gb/</text:p>
          </table:table-cell>
          <table:table-cell office:value-type="float" office:value="30">
            <text:p>30</text:p>
          </table:table-cell>
          <table:table-cell table:formula="of:=[.C6]/[.C41]*100" office:value-type="float" office:value="20.892274211099">
            <text:p>20.9</text:p>
          </table:table-cell>
          <table:table-cell table:style-name="ce4" office:value-type="string">
            <text:p>Intel HD 3000</text:p>
          </table:table-cell>
          <table:table-cell office:value-type="float" office:value="30">
            <text:p>30</text:p>
          </table:table-cell>
          <table:table-cell table:style-name="ce5" table:formula="of:=[.F6]/[.F41]*100" office:value-type="float" office:value="51.8918918918919">
            <text:p>51.9</text:p>
          </table:table-cell>
          <table:table-cell table:formula="of:=[.D6]+[.G6]/10" office:value-type="float" office:value="26.0814634002882">
            <text:p>26.1</text:p>
          </table:table-cell>
          <table:table-cell office:value-type="float" office:value="19726">
            <text:p>19726</text:p>
          </table:table-cell>
        </table:table-row>
        <table:table-row table:style-name="ro5">
          <table:table-cell office:value-type="float" office:value="19725">
            <text:p>19725</text:p>
          </table:table-cell>
          <table:table-cell table:style-name="ce4" office:value-type="string">
            <text:p>B800/2Gb/</text:p>
          </table:table-cell>
          <table:table-cell office:value-type="float" office:value="10">
            <text:p>10</text:p>
          </table:table-cell>
          <table:table-cell table:formula="of:=[.C7]/[.C41]*100" office:value-type="float" office:value="6.96409140369967">
            <text:p>7.0</text:p>
          </table:table-cell>
          <table:table-cell table:style-name="ce4" office:value-type="string">
            <text:p>ATI HD6470 1Gb</text:p>
          </table:table-cell>
          <table:table-cell office:value-type="float" office:value="40">
            <text:p>40</text:p>
          </table:table-cell>
          <table:table-cell table:style-name="ce5" table:formula="of:=[.F7]/[.F41]*100" office:value-type="float" office:value="69.1891891891892">
            <text:p>69.2</text:p>
          </table:table-cell>
          <table:table-cell table:formula="of:=[.D7]+[.G7]/10" office:value-type="float" office:value="13.8830103226186">
            <text:p>13.9</text:p>
          </table:table-cell>
          <table:table-cell office:value-type="float" office:value="19725">
            <text:p>19725</text:p>
          </table:table-cell>
        </table:table-row>
        <table:table-row table:style-name="ro5"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5"/>
          <table:table-cell table:number-columns-repeated="2"/>
        </table:table-row>
        <table:table-row table:style-name="ro3">
          <table:table-cell table:style-name="ce3" office:value-type="float" office:value="18158">
            <text:p>18158</text:p>
          </table:table-cell>
          <table:table-cell table:style-name="ce4" office:value-type="string">
            <text:p>Core i3-370M 2.4GHz/3Gb/</text:p>
          </table:table-cell>
          <table:table-cell office:value-type="float" office:value="105">
            <text:p>105</text:p>
          </table:table-cell>
          <table:table-cell table:formula="of:=[.C9]/[.C41]*100" office:value-type="float" office:value="73.1229597388466">
            <text:p>73.1</text:p>
          </table:table-cell>
          <table:table-cell table:style-name="ce4" office:value-type="string">
            <text:p>NV G415M 1Gb</text:p>
          </table:table-cell>
          <table:table-cell office:value-type="float" office:value="50">
            <text:p>50</text:p>
          </table:table-cell>
          <table:table-cell table:style-name="ce5" table:formula="of:=[.F9]/[.F41]*100" office:value-type="float" office:value="86.4864864864865">
            <text:p>86.5</text:p>
          </table:table-cell>
          <table:table-cell table:formula="of:=[.D9]+[.G9]/10" office:value-type="float" office:value="81.7716083874952">
            <text:p>81.8</text:p>
          </table:table-cell>
          <table:table-cell table:style-name="ce3" office:value-type="float" office:value="18158">
            <text:p>18158</text:p>
          </table:table-cell>
        </table:table-row>
        <table:table-row table:style-name="ro6">
          <table:table-cell office:value-type="float" office:value="18251">
            <text:p>18251</text:p>
          </table:table-cell>
          <table:table-cell table:style-name="ce4" office:value-type="string">
            <text:p>Core i3-2310M 2.3GHz 3Gb</text:p>
          </table:table-cell>
          <table:table-cell office:value-type="float" office:value="100">
            <text:p>100</text:p>
          </table:table-cell>
          <table:table-cell table:formula="of:=[.C10]/[.C41]*100" office:value-type="float" office:value="69.6409140369967">
            <text:p>69.6</text:p>
          </table:table-cell>
          <table:table-cell table:style-name="ce4" office:value-type="string">
            <text:p>Intel GMA HD/</text:p>
          </table:table-cell>
          <table:table-cell office:value-type="float" office:value="40">
            <text:p>40</text:p>
          </table:table-cell>
          <table:table-cell table:style-name="ce5" table:formula="of:=[.F10]/[.F41]*100" office:value-type="float" office:value="69.1891891891892">
            <text:p>69.2</text:p>
          </table:table-cell>
          <table:table-cell table:formula="of:=[.D10]+[.G10]/10" office:value-type="float" office:value="76.5598329559157">
            <text:p>76.6</text:p>
          </table:table-cell>
          <table:table-cell office:value-type="float" office:value="18251">
            <text:p>18251</text:p>
          </table:table-cell>
        </table:table-row>
        <table:table-row table:style-name="ro7">
          <table:table-cell office:value-type="float" office:value="19431">
            <text:p>19431</text:p>
          </table:table-cell>
          <table:table-cell table:style-name="ce4" office:value-type="string">
            <text:p>AMD® Fusion A4-3300/3Gb/</text:p>
          </table:table-cell>
          <table:table-cell office:value-type="float" office:value="90">
            <text:p>90</text:p>
          </table:table-cell>
          <table:table-cell table:formula="of:=[.C11]/[.C41]*100" office:value-type="float" office:value="62.6768226332971">
            <text:p>62.7</text:p>
          </table:table-cell>
          <table:table-cell table:style-name="ce4" office:value-type="string">
            <text:p>ATI HD6650 1 Gb/</text:p>
          </table:table-cell>
          <table:table-cell office:value-type="float" office:value="50">
            <text:p>50</text:p>
          </table:table-cell>
          <table:table-cell table:style-name="ce5" table:formula="of:=[.F11]/[.F41]*100" office:value-type="float" office:value="86.4864864864865">
            <text:p>86.5</text:p>
          </table:table-cell>
          <table:table-cell table:formula="of:=[.D11]+[.G11]/10" office:value-type="float" office:value="71.3254712819457">
            <text:p>71.3</text:p>
          </table:table-cell>
          <table:table-cell office:value-type="float" office:value="19431">
            <text:p>19431</text:p>
          </table:table-cell>
        </table:table-row>
        <table:table-row table:style-name="ro8">
          <table:table-cell table:style-name="ce1" office:value-type="float" office:value="18173">
            <text:p>18173</text:p>
          </table:table-cell>
          <table:table-cell table:style-name="ce4" office:value-type="string">
            <text:p>Core i3-380M 2.4GHz/4GB/</text:p>
          </table:table-cell>
          <table:table-cell office:value-type="float" office:value="155">
            <text:p>155</text:p>
          </table:table-cell>
          <table:table-cell table:formula="of:=[.C12]/[.C41]*100" office:value-type="float" office:value="107.943416757345">
            <text:p>107.9</text:p>
          </table:table-cell>
          <table:table-cell table:style-name="ce4" office:value-type="string">
            <text:p>NV GT425M 1GB/</text:p>
          </table:table-cell>
          <table:table-cell office:value-type="float" office:value="50">
            <text:p>50</text:p>
          </table:table-cell>
          <table:table-cell table:style-name="ce5" table:formula="of:=[.F12]/[.F41]*100" office:value-type="float" office:value="86.4864864864865">
            <text:p>86.5</text:p>
          </table:table-cell>
          <table:table-cell table:formula="of:=[.D12]+[.G12]/10" office:value-type="float" office:value="116.592065405994">
            <text:p>116.6</text:p>
          </table:table-cell>
          <table:table-cell table:style-name="ce1" office:value-type="float" office:value="18173">
            <text:p>18173</text:p>
          </table:table-cell>
        </table:table-row>
        <table:table-row table:style-name="ro2">
          <table:table-cell office:value-type="float" office:value="19727">
            <text:p>19727</text:p>
          </table:table-cell>
          <table:table-cell table:style-name="ce4" office:value-type="string">
            <text:p>Intel® Core™ i3 2310M/4Gb</text:p>
          </table:table-cell>
          <table:table-cell office:value-type="float" office:value="135">
            <text:p>135</text:p>
          </table:table-cell>
          <table:table-cell table:formula="of:=[.C13]/[.C41]*100" office:value-type="float" office:value="94.0152339499456">
            <text:p>94.0</text:p>
          </table:table-cell>
          <table:table-cell table:style-name="ce4" office:value-type="string">
            <text:p>NV GF540 1Gb/</text:p>
          </table:table-cell>
          <table:table-cell office:value-type="float" office:value="60">
            <text:p>60</text:p>
          </table:table-cell>
          <table:table-cell table:style-name="ce5" table:formula="of:=[.F13]/[.F41]*100" office:value-type="float" office:value="103.783783783784">
            <text:p>103.8</text:p>
          </table:table-cell>
          <table:table-cell table:formula="of:=[.D13]+[.G13]/10" office:value-type="float" office:value="104.393612328324">
            <text:p>104.4</text:p>
          </table:table-cell>
          <table:table-cell office:value-type="float" office:value="19727">
            <text:p>19727</text:p>
          </table:table-cell>
        </table:table-row>
        <table:table-row table:style-name="ro2">
          <table:table-cell office:value-type="float" office:value="19728">
            <text:p>19728</text:p>
          </table:table-cell>
          <table:table-cell table:style-name="ce4" office:value-type="string">
            <text:p>Intel® Core™ i3 2310M/4Gb/</text:p>
          </table:table-cell>
          <table:table-cell office:value-type="float" office:value="150">
            <text:p>150</text:p>
          </table:table-cell>
          <table:table-cell table:formula="of:=[.C14]/[.C41]*100" office:value-type="float" office:value="104.461371055495">
            <text:p>104.5</text:p>
          </table:table-cell>
          <table:table-cell table:style-name="ce4" office:value-type="string">
            <text:p>NV GF540 1Gb/</text:p>
          </table:table-cell>
          <table:table-cell office:value-type="float" office:value="60">
            <text:p>60</text:p>
          </table:table-cell>
          <table:table-cell table:style-name="ce5" table:formula="of:=[.F14]/[.F41]*100" office:value-type="float" office:value="103.783783783784">
            <text:p>103.8</text:p>
          </table:table-cell>
          <table:table-cell table:formula="of:=[.D14]+[.G14]/10" office:value-type="float" office:value="114.839749433874">
            <text:p>114.8</text:p>
          </table:table-cell>
          <table:table-cell office:value-type="float" office:value="19728">
            <text:p>19728</text:p>
          </table:table-cell>
        </table:table-row>
        <table:table-row table:style-name="ro2">
          <table:table-cell office:value-type="float" office:value="18158">
            <text:p>18158</text:p>
          </table:table-cell>
          <table:table-cell table:style-name="ce4" office:value-type="string">
            <text:p>Core i3-370M 2.4GHz/3Gb/</text:p>
          </table:table-cell>
          <table:table-cell office:value-type="float" office:value="140">
            <text:p>140</text:p>
          </table:table-cell>
          <table:table-cell table:formula="of:=[.C15]/[.C41]*100" office:value-type="float" office:value="97.4972796517954">
            <text:p>97.5</text:p>
          </table:table-cell>
          <table:table-cell table:style-name="ce4" office:value-type="string">
            <text:p>NV G415M 1Gb</text:p>
          </table:table-cell>
          <table:table-cell office:value-type="float" office:value="50">
            <text:p>50</text:p>
          </table:table-cell>
          <table:table-cell table:style-name="ce5" table:formula="of:=[.F15]/[.F41]*100" office:value-type="float" office:value="86.4864864864865">
            <text:p>86.5</text:p>
          </table:table-cell>
          <table:table-cell table:formula="of:=[.D15]+[.G15]/10" office:value-type="float" office:value="106.145928300444">
            <text:p>106.1</text:p>
          </table:table-cell>
          <table:table-cell office:value-type="float" office:value="18158">
            <text:p>18158</text:p>
          </table:table-cell>
        </table:table-row>
        <table:table-row table:style-name="ro2">
          <table:table-cell office:value-type="float" office:value="18163">
            <text:p>18163</text:p>
          </table:table-cell>
          <table:table-cell table:style-name="ce4" office:value-type="string">
            <text:p>Core i3-380M 2.6GHz/3Gb/</text:p>
          </table:table-cell>
          <table:table-cell office:value-type="float" office:value="145">
            <text:p>145</text:p>
          </table:table-cell>
          <table:table-cell table:formula="of:=[.C16]/[.C41]*100" office:value-type="float" office:value="100.979325353645">
            <text:p>101.0</text:p>
          </table:table-cell>
          <table:table-cell table:style-name="ce4" office:value-type="string">
            <text:p>NV G415M 1Gb</text:p>
          </table:table-cell>
          <table:table-cell office:value-type="float" office:value="50">
            <text:p>50</text:p>
          </table:table-cell>
          <table:table-cell table:style-name="ce5" table:formula="of:=[.F16]/[.F41]*100" office:value-type="float" office:value="86.4864864864865">
            <text:p>86.5</text:p>
          </table:table-cell>
          <table:table-cell table:formula="of:=[.D16]+[.G16]/10" office:value-type="float" office:value="109.627974002294">
            <text:p>109.6</text:p>
          </table:table-cell>
          <table:table-cell office:value-type="float" office:value="18163">
            <text:p>18163</text:p>
          </table:table-cell>
        </table:table-row>
        <table:table-row table:style-name="ro2">
          <table:table-cell office:value-type="float" office:value="18762">
            <text:p>18762</text:p>
          </table:table-cell>
          <table:table-cell table:style-name="ce4" office:value-type="string">
            <text:p>Core i3-2310M/3Gb/</text:p>
          </table:table-cell>
          <table:table-cell office:value-type="float" office:value="120">
            <text:p>120</text:p>
          </table:table-cell>
          <table:table-cell table:formula="of:=[.C17]/[.C41]*100" office:value-type="float" office:value="83.5690968443961">
            <text:p>83.6</text:p>
          </table:table-cell>
          <table:table-cell table:style-name="ce4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5" table:formula="of:=[.F17]/[.F41]*100" office:value-type="float" office:value="95.1351351351351">
            <text:p>95.1</text:p>
          </table:table-cell>
          <table:table-cell table:formula="of:=[.D17]+[.G17]/10" office:value-type="float" office:value="93.0826103579096">
            <text:p>93.1</text:p>
          </table:table-cell>
          <table:table-cell office:value-type="float" office:value="18762">
            <text:p>18762</text:p>
          </table:table-cell>
        </table:table-row>
        <table:table-row table:style-name="ro2">
          <table:table-cell office:value-type="float" office:value="19430">
            <text:p>19430</text:p>
          </table:table-cell>
          <table:table-cell table:style-name="ce4" office:value-type="string">
            <text:p>AMD® Fusion A6-3400/4Gb/</text:p>
          </table:table-cell>
          <table:table-cell office:value-type="float" office:value="110">
            <text:p>110</text:p>
          </table:table-cell>
          <table:table-cell table:formula="of:=[.C18]/[.C41]*100" office:value-type="float" office:value="76.6050054406964">
            <text:p>76.6</text:p>
          </table:table-cell>
          <table:table-cell table:style-name="ce4" office:value-type="string">
            <text:p>ATI HD6650 1 Gb</text:p>
          </table:table-cell>
          <table:table-cell office:value-type="float" office:value="50">
            <text:p>50</text:p>
          </table:table-cell>
          <table:table-cell table:style-name="ce5" table:formula="of:=[.F18]/35*100" office:value-type="float" office:value="142.857142857143">
            <text:p>142.9</text:p>
          </table:table-cell>
          <table:table-cell table:formula="of:=[.D18]+[.G18]/10" office:value-type="float" office:value="90.8907197264107">
            <text:p>90.9</text:p>
          </table:table-cell>
          <table:table-cell office:value-type="float" office:value="19430">
            <text:p>19430</text:p>
          </table:table-cell>
        </table:table-row>
        <table:table-row table:style-name="ro2">
          <table:table-cell office:value-type="float" office:value="19121">
            <text:p>19121</text:p>
          </table:table-cell>
          <table:table-cell table:style-name="ce4" office:value-type="string">
            <text:p>Core i3-2310M/3Gb/</text:p>
          </table:table-cell>
          <table:table-cell office:value-type="float" office:value="100">
            <text:p>100</text:p>
          </table:table-cell>
          <table:table-cell table:formula="of:=[.C19]/[.C41]*100" office:value-type="float" office:value="69.6409140369967">
            <text:p>69.6</text:p>
          </table:table-cell>
          <table:table-cell table:style-name="ce4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5" table:formula="of:=[.F19]/[.F41]*100" office:value-type="float" office:value="95.1351351351351">
            <text:p>95.1</text:p>
          </table:table-cell>
          <table:table-cell table:formula="of:=[.D19]+[.G19]/10" office:value-type="float" office:value="79.1544275505103">
            <text:p>79.2</text:p>
          </table:table-cell>
          <table:table-cell office:value-type="float" office:value="19121">
            <text:p>19121</text:p>
          </table:table-cell>
        </table:table-row>
        <table:table-row table:style-name="ro2">
          <table:table-cell office:value-type="float" office:value="19723">
            <text:p>19723</text:p>
          </table:table-cell>
          <table:table-cell table:style-name="ce4" office:value-type="string">
            <text:p>AMD® Fusion A4-3300/4Gb</text:p>
          </table:table-cell>
          <table:table-cell office:value-type="float" office:value="130">
            <text:p>130</text:p>
          </table:table-cell>
          <table:table-cell table:formula="of:=[.C20]/[.C41]*100" office:value-type="float" office:value="90.5331882480958">
            <text:p>90.5</text:p>
          </table:table-cell>
          <table:table-cell table:style-name="ce4" office:value-type="string">
            <text:p>ATI HD6650 2Gb</text:p>
          </table:table-cell>
          <table:table-cell office:value-type="float" office:value="80">
            <text:p>80</text:p>
          </table:table-cell>
          <table:table-cell table:style-name="ce5" table:formula="of:=[.F20]/[.F41]*100" office:value-type="float" office:value="138.378378378378">
            <text:p>138.4</text:p>
          </table:table-cell>
          <table:table-cell table:formula="of:=[.D20]+[.G20]/10" office:value-type="float" office:value="104.371026085934">
            <text:p>104.4</text:p>
          </table:table-cell>
          <table:table-cell office:value-type="float" office:value="19723">
            <text:p>19723</text:p>
          </table:table-cell>
        </table:table-row>
        <table:table-row table:style-name="ro2">
          <table:table-cell office:value-type="float" office:value="19126">
            <text:p>19126</text:p>
          </table:table-cell>
          <table:table-cell table:style-name="ce4" office:value-type="string">
            <text:p>Intel® Core™ i3 2310M/4Gb/</text:p>
          </table:table-cell>
          <table:table-cell office:value-type="float" office:value="135">
            <text:p>135</text:p>
          </table:table-cell>
          <table:table-cell table:formula="of:=[.C21]/[.C41]*100" office:value-type="float" office:value="94.0152339499456">
            <text:p>94.0</text:p>
          </table:table-cell>
          <table:table-cell table:style-name="ce4" office:value-type="string">
            <text:p>NV GF540 1 Gb</text:p>
          </table:table-cell>
          <table:table-cell office:value-type="float" office:value="60">
            <text:p>60</text:p>
          </table:table-cell>
          <table:table-cell table:style-name="ce5" table:formula="of:=[.F21]/[.F41]*100" office:value-type="float" office:value="103.783783783784">
            <text:p>103.8</text:p>
          </table:table-cell>
          <table:table-cell table:formula="of:=[.D21]+[.G21]/10" office:value-type="float" office:value="104.393612328324">
            <text:p>104.4</text:p>
          </table:table-cell>
          <table:table-cell office:value-type="float" office:value="19126">
            <text:p>19126</text:p>
          </table:table-cell>
        </table:table-row>
        <table:table-row table:style-name="ro9">
          <table:table-cell office:value-type="float" office:value="18160">
            <text:p>18160</text:p>
          </table:table-cell>
          <table:table-cell table:style-name="ce4" office:value-type="string">
            <text:p>Core i5-460M 2.4GHz/4Gb/</text:p>
          </table:table-cell>
          <table:table-cell office:value-type="float" office:value="200">
            <text:p>200</text:p>
          </table:table-cell>
          <table:table-cell table:formula="of:=[.C22]/[.C41]*100" office:value-type="float" office:value="139.281828073993">
            <text:p>139.3</text:p>
          </table:table-cell>
          <table:table-cell table:style-name="ce4" office:value-type="string">
            <text:p>NV G415M 1Gb</text:p>
          </table:table-cell>
          <table:table-cell office:value-type="float" office:value="50">
            <text:p>50</text:p>
          </table:table-cell>
          <table:table-cell table:style-name="ce5" table:formula="of:=[.F22]/[.F41]*100" office:value-type="float" office:value="86.4864864864865">
            <text:p>86.5</text:p>
          </table:table-cell>
          <table:table-cell table:formula="of:=[.D22]+[.G22]/10" office:value-type="float" office:value="147.930476722642">
            <text:p>147.9</text:p>
          </table:table-cell>
          <table:table-cell office:value-type="float" office:value="18160">
            <text:p>18160</text:p>
          </table:table-cell>
        </table:table-row>
        <table:table-row table:style-name="ro2">
          <table:table-cell office:value-type="float" office:value="18982">
            <text:p>18982</text:p>
          </table:table-cell>
          <table:table-cell table:style-name="ce4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23]/[.C41]*100" office:value-type="float" office:value="139.281828073993">
            <text:p>139.3</text:p>
          </table:table-cell>
          <table:table-cell table:style-name="ce4" office:value-type="string">
            <text:p>Intel GMA HD</text:p>
          </table:table-cell>
          <table:table-cell office:value-type="float" office:value="40">
            <text:p>40</text:p>
          </table:table-cell>
          <table:table-cell table:style-name="ce5" table:formula="of:=[.F23]/[.F41]*100" office:value-type="float" office:value="69.1891891891892">
            <text:p>69.2</text:p>
          </table:table-cell>
          <table:table-cell table:formula="of:=[.D23]+[.G23]/10" office:value-type="float" office:value="146.200746992912">
            <text:p>146.2</text:p>
          </table:table-cell>
          <table:table-cell office:value-type="float" office:value="18982">
            <text:p>18982</text:p>
          </table:table-cell>
        </table:table-row>
        <table:table-row table:style-name="ro2">
          <table:table-cell office:value-type="float" office:value="18761">
            <text:p>18761</text:p>
          </table:table-cell>
          <table:table-cell table:style-name="ce4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24]/[.C41]*100" office:value-type="float" office:value="139.281828073993">
            <text:p>139.3</text:p>
          </table:table-cell>
          <table:table-cell table:style-name="ce4" office:value-type="string">
            <text:p>NV G520M 1Gb </text:p>
          </table:table-cell>
          <table:table-cell office:value-type="float" office:value="55">
            <text:p>55</text:p>
          </table:table-cell>
          <table:table-cell table:style-name="ce5" table:formula="of:=[.F24]/[.F41]*100" office:value-type="float" office:value="95.1351351351351">
            <text:p>95.1</text:p>
          </table:table-cell>
          <table:table-cell table:formula="of:=[.D24]+[.G24]/10" office:value-type="float" office:value="148.795341587507">
            <text:p>148.8</text:p>
          </table:table-cell>
          <table:table-cell office:value-type="float" office:value="18761">
            <text:p>18761</text:p>
          </table:table-cell>
        </table:table-row>
        <table:table-row table:style-name="ro2">
          <table:table-cell office:value-type="float" office:value="19730">
            <text:p>19730</text:p>
          </table:table-cell>
          <table:table-cell table:style-name="ce4" office:value-type="string">
            <text:p>Intel® Core™ i5 2410M/4Gb/</text:p>
          </table:table-cell>
          <table:table-cell office:value-type="float" office:value="200">
            <text:p>200</text:p>
          </table:table-cell>
          <table:table-cell table:formula="of:=[.C25]/[.C41]*100" office:value-type="float" office:value="139.281828073993">
            <text:p>139.3</text:p>
          </table:table-cell>
          <table:table-cell table:style-name="ce4" office:value-type="string">
            <text:p>NV GF540 2Gb</text:p>
          </table:table-cell>
          <table:table-cell office:value-type="float" office:value="90">
            <text:p>90</text:p>
          </table:table-cell>
          <table:table-cell table:style-name="ce5" table:formula="of:=[.F25]/[.F41]*100" office:value-type="float" office:value="155.675675675676">
            <text:p>155.7</text:p>
          </table:table-cell>
          <table:table-cell table:formula="of:=[.D25]+[.G25]/10" office:value-type="float" office:value="154.849395641561">
            <text:p>154.8</text:p>
          </table:table-cell>
          <table:table-cell office:value-type="float" office:value="19730">
            <text:p>19730</text:p>
          </table:table-cell>
        </table:table-row>
        <table:table-row table:style-name="ro2">
          <table:table-cell office:value-type="float" office:value="18760">
            <text:p>18760</text:p>
          </table:table-cell>
          <table:table-cell table:style-name="ce4" office:value-type="string">
            <text:p>Core i3-2310M/4GB/</text:p>
          </table:table-cell>
          <table:table-cell office:value-type="float" office:value="190">
            <text:p>190</text:p>
          </table:table-cell>
          <table:table-cell table:formula="of:=[.C26]/[.C41]*100" office:value-type="float" office:value="132.317736670294">
            <text:p>132.3</text:p>
          </table:table-cell>
          <table:table-cell table:style-name="ce4" office:value-type="string">
            <text:p>NV GT540M 1 GB</text:p>
          </table:table-cell>
          <table:table-cell office:value-type="float" office:value="60">
            <text:p>60</text:p>
          </table:table-cell>
          <table:table-cell table:style-name="ce5" table:formula="of:=[.F26]/[.F41]*100" office:value-type="float" office:value="103.783783783784">
            <text:p>103.8</text:p>
          </table:table-cell>
          <table:table-cell table:formula="of:=[.D26]+[.G26]/10" office:value-type="float" office:value="142.696115048672">
            <text:p>142.7</text:p>
          </table:table-cell>
          <table:table-cell office:value-type="float" office:value="18760">
            <text:p>18760</text:p>
          </table:table-cell>
        </table:table-row>
        <table:table-row table:style-name="ro2">
          <table:table-cell office:value-type="float" office:value="19724">
            <text:p>19724</text:p>
          </table:table-cell>
          <table:table-cell table:style-name="ce4" office:value-type="string">
            <text:p>AMD® Fusion A6-3400/4Gb/</text:p>
          </table:table-cell>
          <table:table-cell office:value-type="float" office:value="150">
            <text:p>150</text:p>
          </table:table-cell>
          <table:table-cell table:formula="of:=[.C27]/[.C41]*100" office:value-type="float" office:value="104.461371055495">
            <text:p>104.5</text:p>
          </table:table-cell>
          <table:table-cell table:style-name="ce4" office:value-type="string">
            <text:p>ATI HD6650 2Gb/</text:p>
          </table:table-cell>
          <table:table-cell office:value-type="float" office:value="80">
            <text:p>80</text:p>
          </table:table-cell>
          <table:table-cell table:style-name="ce5" table:formula="of:=[.F27]/[.F41]*100" office:value-type="float" office:value="138.378378378378">
            <text:p>138.4</text:p>
          </table:table-cell>
          <table:table-cell table:formula="of:=[.D27]+[.G27]/10" office:value-type="float" office:value="118.299208893333">
            <text:p>118.3</text:p>
          </table:table-cell>
          <table:table-cell office:value-type="float" office:value="19724">
            <text:p>19724</text:p>
          </table:table-cell>
        </table:table-row>
        <table:table-row table:style-name="ro2">
          <table:table-cell office:value-type="float" office:value="18173">
            <text:p>18173</text:p>
          </table:table-cell>
          <table:table-cell table:style-name="ce4" office:value-type="string">
            <text:p>Core i3-380M 2.4GHz/4GB/</text:p>
          </table:table-cell>
          <table:table-cell office:value-type="float" office:value="160">
            <text:p>160</text:p>
          </table:table-cell>
          <table:table-cell table:formula="of:=[.C28]/[.C41]*100" office:value-type="float" office:value="111.425462459195">
            <text:p>111.4</text:p>
          </table:table-cell>
          <table:table-cell table:style-name="ce4" office:value-type="string">
            <text:p>NV GT425M 1GB</text:p>
          </table:table-cell>
          <table:table-cell office:value-type="float" office:value="55">
            <text:p>55</text:p>
          </table:table-cell>
          <table:table-cell table:style-name="ce5" table:formula="of:=[.F28]/[.F41]*100" office:value-type="float" office:value="95.1351351351351">
            <text:p>95.1</text:p>
          </table:table-cell>
          <table:table-cell table:formula="of:=[.D28]+[.G28]/10" office:value-type="float" office:value="120.938975972708">
            <text:p>120.9</text:p>
          </table:table-cell>
          <table:table-cell office:value-type="float" office:value="18173">
            <text:p>18173</text:p>
          </table:table-cell>
        </table:table-row>
        <table:table-row table:style-name="ro2">
          <table:table-cell office:value-type="float" office:value="19120">
            <text:p>19120</text:p>
          </table:table-cell>
          <table:table-cell table:style-name="ce4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29]/[.C41]*100" office:value-type="float" office:value="139.281828073993">
            <text:p>139.3</text:p>
          </table:table-cell>
          <table:table-cell table:style-name="ce4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5" table:formula="of:=[.F29]/[.F41]*100" office:value-type="float" office:value="95.1351351351351">
            <text:p>95.1</text:p>
          </table:table-cell>
          <table:table-cell table:formula="of:=[.D29]+[.G29]/10" office:value-type="float" office:value="148.795341587507">
            <text:p>148.8</text:p>
          </table:table-cell>
          <table:table-cell office:value-type="float" office:value="19120">
            <text:p>19120</text:p>
          </table:table-cell>
        </table:table-row>
        <table:table-row table:style-name="ro2">
          <table:table-cell office:value-type="float" office:value="18171">
            <text:p>18171</text:p>
          </table:table-cell>
          <table:table-cell table:style-name="ce4" office:value-type="string">
            <text:p>Core i5-480M 2.6GHz/4GB/</text:p>
          </table:table-cell>
          <table:table-cell office:value-type="float" office:value="220">
            <text:p>220</text:p>
          </table:table-cell>
          <table:table-cell table:formula="of:=[.C30]/[.C41]*100" office:value-type="float" office:value="153.210010881393">
            <text:p>153.2</text:p>
          </table:table-cell>
          <table:table-cell table:style-name="ce4" office:value-type="string">
            <text:p>NV GT425M 1 GB</text:p>
          </table:table-cell>
          <table:table-cell office:value-type="float" office:value="60">
            <text:p>60</text:p>
          </table:table-cell>
          <table:table-cell table:style-name="ce5" table:formula="of:=[.F30]/[.F41]*100" office:value-type="float" office:value="103.783783783784">
            <text:p>103.8</text:p>
          </table:table-cell>
          <table:table-cell table:formula="of:=[.D30]+[.G30]/10" office:value-type="float" office:value="163.588389259771">
            <text:p>163.6</text:p>
          </table:table-cell>
          <table:table-cell office:value-type="float" office:value="18171">
            <text:p>18171</text:p>
          </table:table-cell>
        </table:table-row>
        <table:table-row table:style-name="ro2">
          <table:table-cell office:value-type="float" office:value="19216">
            <text:p>19216</text:p>
          </table:table-cell>
          <table:table-cell table:style-name="ce4" office:value-type="string">
            <text:p>Intel® Core™ i5 2410M/4Gb/</text:p>
          </table:table-cell>
          <table:table-cell office:value-type="float" office:value="200">
            <text:p>200</text:p>
          </table:table-cell>
          <table:table-cell table:formula="of:=[.C31]/[.C41]*100" office:value-type="float" office:value="139.281828073993">
            <text:p>139.3</text:p>
          </table:table-cell>
          <table:table-cell table:style-name="ce4" office:value-type="string">
            <text:p>NV GF540 1 Gb</text:p>
          </table:table-cell>
          <table:table-cell office:value-type="float" office:value="60">
            <text:p>60</text:p>
          </table:table-cell>
          <table:table-cell table:style-name="ce5" table:formula="of:=[.F31]/[.F41]*100" office:value-type="float" office:value="103.783783783784">
            <text:p>103.8</text:p>
          </table:table-cell>
          <table:table-cell table:formula="of:=[.D31]+[.G31]/10" office:value-type="float" office:value="149.660206452372">
            <text:p>149.7</text:p>
          </table:table-cell>
          <table:table-cell office:value-type="float" office:value="19216">
            <text:p>19216</text:p>
          </table:table-cell>
        </table:table-row>
        <table:table-row table:style-name="ro2">
          <table:table-cell office:value-type="float" office:value="19328">
            <text:p>19328</text:p>
          </table:table-cell>
          <table:table-cell table:style-name="ce4" office:value-type="string">
            <text:p>Core i3-2310M/3Gb/</text:p>
          </table:table-cell>
          <table:table-cell office:value-type="float" office:value="100">
            <text:p>100</text:p>
          </table:table-cell>
          <table:table-cell table:formula="of:=[.C32]/[.C41]*100" office:value-type="float" office:value="69.6409140369967">
            <text:p>69.6</text:p>
          </table:table-cell>
          <table:table-cell table:style-name="ce4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5" table:formula="of:=[.F32]/[.F41]*100" office:value-type="float" office:value="95.1351351351351">
            <text:p>95.1</text:p>
          </table:table-cell>
          <table:table-cell table:formula="of:=[.D32]+[.G32]/10" office:value-type="float" office:value="79.1544275505103">
            <text:p>79.2</text:p>
          </table:table-cell>
          <table:table-cell office:value-type="float" office:value="19328">
            <text:p>19328</text:p>
          </table:table-cell>
        </table:table-row>
        <table:table-row table:style-name="ro2">
          <table:table-cell office:value-type="float" office:value="18523">
            <text:p>18523</text:p>
          </table:table-cell>
          <table:table-cell table:style-name="ce4" office:value-type="string">
            <text:p>Core i5-2410M 2.3GHz/4GB/</text:p>
          </table:table-cell>
          <table:table-cell office:value-type="float" office:value="200">
            <text:p>200</text:p>
          </table:table-cell>
          <table:table-cell table:formula="of:=[.C33]/[.C41]*100" office:value-type="float" office:value="139.281828073993">
            <text:p>139.3</text:p>
          </table:table-cell>
          <table:table-cell table:style-name="ce4" office:value-type="string">
            <text:p>NV GT540M 1 GB</text:p>
          </table:table-cell>
          <table:table-cell office:value-type="float" office:value="60">
            <text:p>60</text:p>
          </table:table-cell>
          <table:table-cell table:style-name="ce5" table:formula="of:=[.F33]/[.F41]*100" office:value-type="float" office:value="103.783783783784">
            <text:p>103.8</text:p>
          </table:table-cell>
          <table:table-cell table:formula="of:=[.D33]+[.G33]/10" office:value-type="float" office:value="149.660206452372">
            <text:p>149.7</text:p>
          </table:table-cell>
          <table:table-cell office:value-type="float" office:value="18523">
            <text:p>18523</text:p>
          </table:table-cell>
        </table:table-row>
        <table:table-row table:style-name="ro2">
          <table:table-cell office:value-type="float" office:value="19588">
            <text:p>19588</text:p>
          </table:table-cell>
          <table:table-cell table:style-name="ce4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34]/[.C41]*100" office:value-type="float" office:value="139.281828073993">
            <text:p>139.3</text:p>
          </table:table-cell>
          <table:table-cell table:style-name="ce4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5" table:formula="of:=[.F34]/[.F41]*100" office:value-type="float" office:value="95.1351351351351">
            <text:p>95.1</text:p>
          </table:table-cell>
          <table:table-cell table:formula="of:=[.D34]+[.G34]/10" office:value-type="float" office:value="148.795341587507">
            <text:p>148.8</text:p>
          </table:table-cell>
          <table:table-cell office:value-type="float" office:value="19588">
            <text:p>19588</text:p>
          </table:table-cell>
        </table:table-row>
        <table:table-row table:style-name="ro2">
          <table:table-cell office:value-type="float" office:value="18757">
            <text:p>18757</text:p>
          </table:table-cell>
          <table:table-cell table:style-name="ce4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35]/[.C41]*100" office:value-type="float" office:value="139.281828073993">
            <text:p>139.3</text:p>
          </table:table-cell>
          <table:table-cell table:style-name="ce4" office:value-type="string">
            <text:p>NV GF540M 2GB/</text:p>
          </table:table-cell>
          <table:table-cell office:value-type="float" office:value="90">
            <text:p>90</text:p>
          </table:table-cell>
          <table:table-cell table:style-name="ce5" table:formula="of:=[.F35]/[.F41]*100" office:value-type="float" office:value="155.675675675676">
            <text:p>155.7</text:p>
          </table:table-cell>
          <table:table-cell table:formula="of:=[.D35]+[.G35]/10" office:value-type="float" office:value="154.849395641561">
            <text:p>154.8</text:p>
          </table:table-cell>
          <table:table-cell office:value-type="float" office:value="18757">
            <text:p>18757</text:p>
          </table:table-cell>
        </table:table-row>
        <table:table-row table:style-name="ro2">
          <table:table-cell office:value-type="float" office:value="19581">
            <text:p>19581</text:p>
          </table:table-cell>
          <table:table-cell table:style-name="ce4" office:value-type="string">
            <text:p>Core i5-2410M/6Gb/</text:p>
          </table:table-cell>
          <table:table-cell office:value-type="float" office:value="230">
            <text:p>230</text:p>
          </table:table-cell>
          <table:table-cell table:formula="of:=[.C36]/[.C41]*100" office:value-type="float" office:value="160.174102285092">
            <text:p>160.2</text:p>
          </table:table-cell>
          <table:table-cell table:style-name="ce4" office:value-type="string">
            <text:p>NV GF555M 2GB</text:p>
          </table:table-cell>
          <table:table-cell office:value-type="float" office:value="65">
            <text:p>65</text:p>
          </table:table-cell>
          <table:table-cell table:style-name="ce5" table:formula="of:=[.F36]/[.F41]*100" office:value-type="float" office:value="112.432432432432">
            <text:p>112.4</text:p>
          </table:table-cell>
          <table:table-cell table:formula="of:=[.D36]+[.G36]/10" office:value-type="float" office:value="171.417345528336">
            <text:p>171.4</text:p>
          </table:table-cell>
          <table:table-cell office:value-type="float" office:value="19581">
            <text:p>19581</text:p>
          </table:table-cell>
        </table:table-row>
        <table:table-row table:style-name="ro2">
          <table:table-cell table:style-name="ce1" office:value-type="float" office:value="19432">
            <text:p>19432</text:p>
          </table:table-cell>
          <table:table-cell table:style-name="ce4" office:value-type="string">
            <text:p>Intel® Core™ i5 2410M/6Gb/</text:p>
          </table:table-cell>
          <table:table-cell office:value-type="float" office:value="230">
            <text:p>230</text:p>
          </table:table-cell>
          <table:table-cell table:formula="of:=[.C37]/[.C41]*100" office:value-type="float" office:value="160.174102285092">
            <text:p>160.2</text:p>
          </table:table-cell>
          <table:table-cell table:style-name="ce4" office:value-type="string">
            <text:p>NV GF555M 2Gb</text:p>
          </table:table-cell>
          <table:table-cell office:value-type="float" office:value="65">
            <text:p>65</text:p>
          </table:table-cell>
          <table:table-cell table:style-name="ce5" table:formula="of:=[.F37]/[.F41]*100" office:value-type="float" office:value="112.432432432432">
            <text:p>112.4</text:p>
          </table:table-cell>
          <table:table-cell table:formula="of:=[.D37]+[.G37]/10" office:value-type="float" office:value="171.417345528336">
            <text:p>171.4</text:p>
          </table:table-cell>
          <table:table-cell table:style-name="ce1" office:value-type="float" office:value="19432">
            <text:p>19432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formula="of:=SUM([.C2:.C36])" office:value-type="float" office:value="4595">
            <text:p>4595</text:p>
          </table:table-cell>
          <table:table-cell table:number-columns-repeated="2"/>
          <table:table-cell table:formula="of:=SUM([.F2:.F36])" office:value-type="float" office:value="1850">
            <text:p>1850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40]/32" office:value-type="float" office:value="143.59375">
            <text:p>143.59375</text:p>
          </table:table-cell>
          <table:table-cell table:number-columns-repeated="2"/>
          <table:table-cell table:formula="of:=[.F40]/32" office:value-type="float" office:value="57.8125">
            <text:p>57.8125</text:p>
          </table:table-cell>
          <table:table-cell table:number-columns-repeated="3"/>
        </table:table-row>
        <table:table-row table:style-name="ro2" table:number-rows-repeated="104853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7:1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ganzha </meta:initial-creator>
    <meta:creation-date>2011-10-26T10:03:39</meta:creation-date>
    <dc:date>2011-11-09T17:18:39</dc:date>
    <dc:creator>aganzha </dc:creator>
    <meta:editing-duration>PT01H11M04S</meta:editing-duration>
    <meta:editing-cycles>66</meta:editing-cycles>
    <meta:generator>OpenOffice.org/3.2$Linux OpenOffice.org_project/320m12$Build-9483</meta:generator>
    <meta:document-statistic meta:table-count="3" meta:cell-count="328" meta:object-count="0"/>
  </office:meta>
</office:document-meta>
</file>